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Lecair Violin Sonata, 1<text:span text:style-name="T1">st</text:span> movement</text:p>
      <text:p text:style-name="Standard"/>
      <text:p text:style-name="Standard"><text:a xlink:type="simple" xlink:href="https://youtu.be/fYJfjAU36IU">https://youtu.be/fYJfjAU36IU</text:a></text:p>
      <text:p text:style-name="Standard"/>
      <text:p text:style-name="Standard">&lt;iframe width="331" height="186" src="https://www.youtube.com/embed/fYJfjAU36IU" frameborder="0" allow="autoplay; encrypted-media" allowfullscreen&gt;&lt;/iframe&gt;</text:p>
      <text:p text:style-name="Standard"/>
      <text:p text:style-name="Standard"/>
      <text:p text:style-name="Standard"/>
      <text:p text:style-name="Standard"/>
      <text:p text:style-name="Standard">Elga Salut d'amour</text:p>
      <text:p text:style-name="Standard"/>
      <text:p text:style-name="Standard"><text:a xlink:type="simple" xlink:href="https://youtu.be/lQWmQR7AXYM">https://youtu.be/lQWmQR7AXYM</text:a></text:p>
      <text:p text:style-name="Standard"/>
      <text:p text:style-name="Standard">&lt;iframe width="309" height="174" src="https://www.youtube.com/embed/lQWmQR7AXYM" frameborder="0" allow="autoplay; encrypted-media" allowfullscreen&gt;&lt;/ifram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rling Blackman</meta:initial-creator>
    <meta:creation-date>2018-03-07T11:23:12</meta:creation-date>
    <meta:document-statistic meta:table-count="0" meta:image-count="0" meta:object-count="0" meta:page-count="1" meta:paragraph-count="6" meta:word-count="26" meta:character-count="420"/>
    <dc:date>2018-03-07T11:27:04</dc:date>
    <dc:creator>Stirling Blackman</dc:creator>
    <meta:editing-duration>PT3M52S</meta:editing-duration>
    <meta:editing-cycles>1</meta:editing-cycles>
    <meta:generator>OpenOffice/4.0.1$Unix OpenOffice.org_project/401m5$Build-9714</meta:generator>
  </office:meta>
</office:document-meta>
</file>